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NG" style:language-asian="zh" style:country-asian="CN" style:language-complex="hi" style:country-complex="IN" style:font-name-asian="Noto Sans CJK SC" style:font-name-complex="Calib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OKE-ADO,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27/01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table:number-columns-repeated="3"/>
          <table:table-cell table:style-name="ce6"/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PHARM. JOSEPH</text:p>
          </table:table-cell>
          <table:table-cell table:style-name="ce5" office:value-type="string" calcext:value-type="string">
            <text:p><text:span text:style-name="T1">MARYKAY PHARMACY</text:span></text:p>
          </table:table-cell>
          <table:table-cell table:style-name="ce9" office:value-type="string" calcext:value-type="string">
            <text:p>BEHIND COCOA HOUSE, DUGBE</text:p>
          </table:table-cell>
          <table:table-cell table:style-name="ce5" office:value-type="float" office:value="8131975702" calcext:value-type="float">
            <text:p>8131975702</text:p>
          </table:table-cell>
          <table:table-cell table:style-name="ce5" office:value-type="string" calcext:value-type="string">
            <text:p>EYE MAX (FORTE), CARDIOCAP</text:p>
          </table:table-cell>
          <table:table-cell table:style-name="ce11" office:value-type="string" calcext:value-type="string">
            <text:p>NONE</text:p>
          </table:table-cell>
          <table:table-cell table:style-name="ce5" office:value-type="string" calcext:value-type="string">
            <text:p>I WAS REFERRED TO ELEYELE BRANCH, WHERE PROCUREMENT IS MADE.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MRS AYOMIDE</text:p>
          </table:table-cell>
          <table:table-cell table:style-name="ce5" office:value-type="string" calcext:value-type="string">
            <text:p>MOCDIM PHARMACY (WHOLESALE)</text:p>
          </table:table-cell>
          <table:table-cell table:style-name="ce6" office:value-type="string" calcext:value-type="string">
            <text:p>AFTER COCOA HOUSE</text:p>
          </table:table-cell>
          <table:table-cell table:style-name="ce6" office:value-type="float" office:value="8120260600" calcext:value-type="float">
            <text:p>8120260600</text:p>
          </table:table-cell>
          <table:table-cell table:style-name="ce6" office:value-type="string" calcext:value-type="string">
            <text:p>EYE MAX (FORTE), CARDIOCAP, FIBRONIL</text:p>
          </table:table-cell>
          <table:table-cell table:style-name="ce6"/>
          <table:table-cell table:style-name="ce5" office:value-type="string" calcext:value-type="string">
            <text:p>I WAS TOLD TO FORWARD MY PRICE LIST SO SHE CAN RELATE IT WITH PHARMACIST IN CHARGE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NHC PHARMACY (WHOLESALE)</text:p>
          </table:table-cell>
          <table:table-cell table:style-name="ce6" office:value-type="string" calcext:value-type="string">
            <text:p>OPP. IBADAN BOYS HIGH SCH</text:p>
          </table:table-cell>
          <table:table-cell table:style-name="ce6"/>
          <table:table-cell table:number-columns-repeated="2" table:style-name="ce6" office:value-type="string" calcext:value-type="string">
            <text:p>NONE</text:p>
          </table:table-cell>
          <table:table-cell table:style-name="ce5" office:value-type="string" calcext:value-type="string">
            <text:p>BUSINESS IS DONE BY LAGOS BRANCH IN OGBA (HOPEFULLY A LAGOS REP CAN PICK IT UP.)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PHARM JUMOKE</text:p>
          </table:table-cell>
          <table:table-cell table:style-name="ce5" office:value-type="string" calcext:value-type="string">
            <text:p>CAREHUB PHARMACY (WHOLESALE)</text:p>
          </table:table-cell>
          <table:table-cell table:style-name="ce6" office:value-type="string" calcext:value-type="string">
            <text:p>OPP. MRS FILLING STATION, BEFORE OKE-ADO MARKET</text:p>
          </table:table-cell>
          <table:table-cell table:style-name="ce6" office:value-type="float" office:value="9134715319" calcext:value-type="float">
            <text:p>9134715319</text:p>
          </table:table-cell>
          <table:table-cell table:style-name="ce6" office:value-type="string" calcext:value-type="string">
            <text:p>BP CAP, CARDIO CAP ETC</text:p>
          </table:table-cell>
          <table:table-cell table:style-name="ce6" office:value-type="string" calcext:value-type="string">
            <text:p>ONGOING</text:p>
          </table:table-cell>
          <table:table-cell table:style-name="ce5" office:value-type="string" calcext:value-type="string">
            <text:p>I WAS TOLD TO SEND PRODUCTS PRICE LIST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 office:value-type="string" calcext:value-type="string">
            <text:p>ALHAJI</text:p>
          </table:table-cell>
          <table:table-cell table:style-name="ce5" office:value-type="string" calcext:value-type="string">
            <text:p>TANIMOLA PHARMACY (WHOLESALE)</text:p>
          </table:table-cell>
          <table:table-cell table:style-name="ce6" office:value-type="string" calcext:value-type="string">
            <text:p>AFTER ISAK MOSQUE, OKE-ADO ROAD</text:p>
          </table:table-cell>
          <table:table-cell table:style-name="ce6" office:value-type="float" office:value="8034231938" calcext:value-type="float">
            <text:p>8034231938</text:p>
          </table:table-cell>
          <table:table-cell table:style-name="ce6" office:value-type="string" calcext:value-type="string">
            <text:p>NERVERON, FIBRONIL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I WILL GIVE HIM A CALL TO FIND OUT THE STOCK LEVEL. HE COULDN’T DO THAT YESTERDAY BECAUSE HE WAS BUSY. I WILL FOLLOW HIM UP AGAIN TODAY VIA PHONE CALL 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office:value-type="string" calcext:value-type="string">
            <text:p>PHARM. AJIBADE</text:p>
          </table:table-cell>
          <table:table-cell office:value-type="string" calcext:value-type="string">
            <text:p>ALVID PHARMACYALONG OKE-ADO ROAD08177320607</text:p>
          </table:table-cell>
          <table:table-cell table:number-columns-repeated="2"/>
          <table:table-cell office:value-type="string" calcext:value-type="string">
            <text:p>RENOAID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HE WAS ABOUT STEPPING OUT WHEN I MET HIM. WE AGREED I WILL SEND HIM MORE INFO ON THE PRODUCT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office:value-type="string" calcext:value-type="string">
            <text:p>PHARM IFEANYI</text:p>
          </table:table-cell>
          <table:table-cell office:value-type="string" calcext:value-type="string">
            <text:p>DANAX PHARMACYADJACENT ADAMASIGBA STADIUM, MOKOLA</text:p>
          </table:table-cell>
          <table:table-cell/>
          <table:table-cell office:value-type="float" office:value="8149166649" calcext:value-type="float">
            <text:p>8149166649</text:p>
          </table:table-cell>
          <table:table-cell office:value-type="string" calcext:value-type="string">
            <text:p>FIBRONIL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ALREADY HAVE SOME OF OUR PRODUCTS LIKE FIBRON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office:value-type="string" calcext:value-type="string">
            <text:p>PHARM AJALA</text:p>
          </table:table-cell>
          <table:table-cell office:value-type="string" calcext:value-type="string">
            <text:p>LILIFIELD PHARMACY</text:p>
          </table:table-cell>
          <table:table-cell office:value-type="string" calcext:value-type="string">
            <text:p>MOKOLA ROUND ABOUT08163695336</text:p>
          </table:table-cell>
          <table:table-cell/>
          <table:table-cell office:value-type="string" calcext:value-type="string">
            <text:p>CARDIOCAP &amp; FIBRONIL</text:p>
          </table:table-cell>
          <table:table-cell office:value-type="string" calcext:value-type="string">
            <text:p>CARDIOCAP (4) &amp; FIBRONIL (4)</text:p>
          </table:table-cell>
          <table:table-cell office:value-type="string" calcext:value-type="string">
            <text:p>I WAS TOLD TO SUPPLY THEM TODA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office:value-type="string" calcext:value-type="string">
            <text:p>PHARM DAMOLA</text:p>
          </table:table-cell>
          <table:table-cell office:value-type="string" calcext:value-type="string">
            <text:p>DAMILAIT PHARMACYAFTER MOKOLA OVERHEAD BRIDGE</text:p>
          </table:table-cell>
          <table:table-cell/>
          <table:table-cell office:value-type="float" office:value="8038579948" calcext:value-type="float">
            <text:p>8038579948</text:p>
          </table:table-cell>
          <table:table-cell office:value-type="string" calcext:value-type="string">
            <text:p>FIBRONIL, EYEMAX (FORTE)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I WAS ASKED TO FOLLOW U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office:value-type="string" calcext:value-type="string">
            <text:p>PHARM AFOLABI</text:p>
          </table:table-cell>
          <table:table-cell office:value-type="string" calcext:value-type="string">
            <text:p>TREVIN PHARMACYOPP. COCA-COLA, SANGO-MOKOLA ROAD</text:p>
          </table:table-cell>
          <table:table-cell/>
          <table:table-cell office:value-type="float" office:value="8038547488" calcext:value-type="float">
            <text:p>8038547488</text:p>
          </table:table-cell>
          <table:table-cell office:value-type="string" calcext:value-type="string">
            <text:p>FIBRONIL</text:p>
          </table:table-cell>
          <table:table-cell/>
          <table:table-cell office:value-type="string" calcext:value-type="string">
            <text:p>READY TO BUY TODAY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1-28T08:37:57.602191324</dc:date>
    <meta:generator>LibreOffice/7.3.7.2$Linux_X86_64 LibreOffice_project/30$Build-2</meta:generator>
    <meta:editing-duration>PT32M42S</meta:editing-duration>
    <meta:editing-cycles>3</meta:editing-cycles>
    <meta:document-statistic meta:table-count="1" meta:cell-count="101" meta:object-count="0"/>
    <meta:user-defined meta:name="AppVersion">16.0300</meta:user-defined>
  </office:meta>
</office:document-meta>
</file>